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9.5pt" style:font-size-asian="9.5pt"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Find the last element of a list.</text:p>
      <text:p text:style-name="P1">find_last(X, [X]).</text:p>
      <text:p text:style-name="P1">find_last(X, [_|T]) :- find_last(X, T).</text:p>
      <text:p text:style-name="P1"/>
      <text:p text:style-name="P1">2)Find the last but one element of a list.</text:p>
      <text:p text:style-name="P1">almost_last(X, [X, _]).</text:p>
      <text:p text:style-name="P1">almost_last(X, [_|T]) :- almost_last(X, T).</text:p>
      <text:p text:style-name="P1"/>
      <text:p text:style-name="P1">3)Find the K'th element of a list.</text:p>
      <text:p text:style-name="P1">element_at(X, [X|_], 1).</text:p>
      <text:p text:style-name="P1">element_at(X, [_|T], N) :- element_at(X, T, M), N is (M + 1).</text:p>
      <text:p text:style-name="P1"/>
      <text:p text:style-name="P1">4)Find the number of elements of a list.</text:p>
      <text:p text:style-name="P1">element_count([], 0).</text:p>
      <text:p text:style-name="P1">element_count([_|T], N) :- element_count(T, M), N is M + 1.</text:p>
      <text:p text:style-name="P1"/>
      <text:p text:style-name="P1">5)Reverse a list.</text:p>
      <text:p text:style-name="P1">element_count([], 0).</text:p>
      <text:p text:style-name="P1">element_count([_|T], N) :- element_count(T, M), N is M + 1.</text:p>
      <text:p text:style-name="P1"/>
      <text:p text:style-name="P1">6)Find out whether a list is a palindrome.</text:p>
      <text:p text:style-name="P1">['05'].</text:p>
      <text:p text:style-name="P1">palindrome(Z) :- reverse(Z, Z).</text:p>
      <text:p text:style-name="P1"/>
      <text:p text:style-name="P1">7)Flatten a nested list structure.</text:p>
      <text:p text:style-name="P1">flatten([], []).</text:p>
      <text:p text:style-name="P1">flatten([H|T], Z) :- flatten(H, G), flatten(T, U), append(G, U, Z).</text:p>
      <text:p text:style-name="P1">flatten(X, [X]).</text:p>
      <text:p text:style-name="P1"/>
      <text:p text:style-name="P1">8)Eliminate consecutive duplicates of list elements.</text:p>
      <text:p text:style-name="P1">drop(_, [], []).</text:p>
      <text:p text:style-name="P1">drop(X, [X|T], Z) :- drop(X, T, Z).</text:p>
      <text:p text:style-name="P1">drop(_, L, L).</text:p>
      <text:p text:style-name="P1"/>
      <text:p text:style-name="P1">compress([], []).</text:p>
      <text:p text:style-name="P1">compress([X], [X]).</text:p>
      <text:p text:style-name="P1">compress([X|T], Z) :- drop(X,T,U), compress(U,V), append([X], V, Z).</text:p>
      <text:p text:style-name="P1"/>
      <text:p text:style-name="P1">9)Pack consecutive duplicates of list elements into sublists.</text:p>
      <text:p text:style-name="P1">take(X, [X|T], U, V) :- take(X, T, P, V), append([X], P, U).</text:p>
      <text:p text:style-name="P1">take(_, L, [], L).</text:p>
      <text:p text:style-name="P1"/>
      <text:p text:style-name="P1">pack([], []).</text:p>
      <text:p text:style-name="P1">pack([X|T], Z) :- take(X, T, P, Q), pack(Q, V), append([X], P, R), append([R], V, Z).</text:p>
      <text:p text:style-name="P1"/>
      <text:p text:style-name="P1">10)Run-length encoding of a list.</text:p>
      <text:p text:style-name="P1">:- ['09'].</text:p>
      <text:p text:style-name="P1"/>
      <text:p text:style-name="P1">item([X|_], X).</text:p>
      <text:p text:style-name="P1"/>
      <text:p text:style-name="P1">run_length([], []).</text:p>
      <text:p text:style-name="P1">run_length([H|T],Z) :- run_length(T, Y), item(H, X), length(H, N), append([[N, X]], Y, Z).</text:p>
      <text:p text:style-name="P1"/>
      <text:p text:style-name="P1">encode(L, Z) :- pack(L, Y), run_length(Y, Z).</text:p>
      <text:p text:style-name="P1"/>
      <text:p text:style-name="P1">11)Modified run-length encoding.</text:p>
      <text:p text:style-name="P1">:- ['09'].</text:p>
      <text:p text:style-name="P1"/>
      <text:p text:style-name="P1"><text:s text:c="4"/>item([X|_], X).</text:p>
      <text:p text:style-name="P1"/>
      <text:p text:style-name="P1"><text:s text:c="4"/>encoded(X, 1, X).</text:p>
      <text:p text:style-name="P1"><text:s text:c="4"/>encoded(X, N, [N, X]).</text:p>
      <text:p text:style-name="P1"/>
      <text:p text:style-name="P1"><text:s text:c="4"/>run_length([], []).</text:p>
      <text:p text:style-name="P1"><text:s text:c="4"/>run_length([H|T], Z) :- run_length(T, Y), item(H, X), length(H, N), encoded(X, N, U), append([U], Y, Z).</text:p>
      <text:p text:style-name="P1"/>
      <text:p text:style-name="P1"><text:soft-page-break/><text:s text:c="4"/>encode(L, Z) :- pack(L, Y), run_length(Y, Z).</text:p>
      <text:p text:style-name="P1"/>
      <text:p text:style-name="P1">12)Decode a run-length encoded list.</text:p>
      <text:p text:style-name="P1">repeat([0, _], []).</text:p>
      <text:p text:style-name="P1">repeat([N, X], Z) :- M is (N - 1), repeat([M, X], T), append([X], T, Z).</text:p>
      <text:p text:style-name="P1">repeat(X, [X]).</text:p>
      <text:p text:style-name="P1"/>
      <text:p text:style-name="P1">decode([], []).</text:p>
      <text:p text:style-name="P1">decode([H|T], Z) :- repeat(H, X), decode(T, Y), append(X, Y, Z).</text:p>
      <text:p text:style-name="P1"/>
      <text:p text:style-name="P1">13)Run-length encoding of a list (direct solution).</text:p>
      <text:p text:style-name="P1">encode_direct([], []).</text:p>
      <text:p text:style-name="P1">encode_direct([X|Xs], [Z|Zs]) :- count(X, Xs, Ys, 1, Z), encode_direct(Ys, Zs).</text:p>
      <text:p text:style-name="P1"/>
      <text:p text:style-name="P1">count(X, [], [], 1, X).</text:p>
      <text:p text:style-name="P1">count(X, [], [], N, [N, X]) :- N &gt; 1.</text:p>
      <text:p text:style-name="P1">count(X, [Y|Ys], [Y|Ys], 1, X) :- X \= Y.</text:p>
      <text:p text:style-name="P1">count(X, [Y|Ys], [Y|Ys], N, [N, X]) :- N &gt; 1, X \= Y.</text:p>
      <text:p text:style-name="P1">count(X, [X|Xs], Ys, K, T) :- K1 is K + 1, count(X, Xs, Ys, K1, T).</text:p>
      <text:p text:style-name="P1"/>
      <text:p text:style-name="P1">14)Duplicate the elements of a list.</text:p>
      <text:p text:style-name="P1">duplicate([], []).</text:p>
      <text:p text:style-name="P1">duplicate([H|T], Z) :- duplicate(T, Y), append([H, H], Y, Z).</text:p>
      <text:p text:style-name="P1"/>
      <text:p text:style-name="P1">15)Duplicate the elements of a list a given number of times.</text:p>
      <text:p text:style-name="P1">times(_, 0, []).</text:p>
      <text:p text:style-name="P1">times(X, N, Z) :- M is (N - 1), times(X, M, Y), append([X], Y, Z).</text:p>
      <text:p text:style-name="P1"/>
      <text:p text:style-name="P1">multiply([], _, []).</text:p>
      <text:p text:style-name="P1">multiply([H|T], N, Z) :- multiply(T, N, U), times(H, N, V), append(V, U, Z).</text:p>
      <text:p text:style-name="P1"/>
      <text:p text:style-name="P1">16)Drop every N'th element from a list.</text:p>
      <text:p text:style-name="P1">drop(L, N, Z) :- drop(L, N, 1, Z).</text:p>
      <text:p text:style-name="P1"/>
      <text:p text:style-name="P1">drop([], _, _, []).</text:p>
      <text:p text:style-name="P1">drop([_|T], N, N, Z) :- drop(T, N, 1, Z).</text:p>
      <text:p text:style-name="P1">drop([H|T], N, M, Z) :- K is (M + 1), drop(T, N, K, Y), append([H], Y, Z).</text:p>
      <text:p text:style-name="P1"/>
      <text:p text:style-name="P1">17)Split a list into two parts; the length of the first part is given.</text:p>
      <text:p text:style-name="P1">split(X, N, L, R) :- split(X, N, 0, L, R).</text:p>
      <text:p text:style-name="P1"/>
      <text:p text:style-name="P1">split(X, N, N, [], X).</text:p>
      <text:p text:style-name="P1">split([H|T], N, M, L, R) :- K is (M + 1), split(T, N, K, Ls, R), append([H], Ls, L).</text:p>
      <text:p text:style-name="P1"/>
      <text:p text:style-name="P1">18)Extract a slice from a list.</text:p>
      <text:p text:style-name="P1">slice(X, I, K, L) :- slice(X, I, 1, K, L).</text:p>
      <text:p text:style-name="P1"/>
      <text:p text:style-name="P1">slice([_|T], I, J, K, L) :- J &lt; I, JJ is (J + 1), slice(T, I, JJ, K, L).</text:p>
      <text:p text:style-name="P1">slice(_, _, J, K, []) :- K &lt; J.</text:p>
      <text:p text:style-name="P1">slice([H|T], I, J, K, L) :- JJ is (J + 1), slice(T, I, JJ, K, LL), append([H], LL, L).</text:p>
      <text:p text:style-name="P1"/>
      <text:p text:style-name="P1">19)Rotate a list N places to the left.</text:p>
      <text:p text:style-name="P1">rotate(X, N, L) :- N &lt; 0, length(X, S), M is (N + S), rotate(X, M, L).</text:p>
      <text:p text:style-name="P1">rotate(X, N, L) :- length(X, S), S &lt; N, M is (N - S), rotate(X, M, L).</text:p>
      <text:p text:style-name="P1">rotate(X, N, L) :- length(X, S), S = N, rotate(X, 0, L).</text:p>
      <text:p text:style-name="P1">rotate(X, 0, X).</text:p>
      <text:p text:style-name="P1">rotate([H|T], I, L) :- J is (I - 1), rotate(T, J, K), append(K, [H], L).</text:p>
      <text:p text:style-name="P1"/>
      <text:p text:style-name="P1">20)Remove the K'th element from a list.</text:p>
      <text:p text:style-name="P1">remove_at(H, [H|T], 1, T).</text:p>
      <text:p text:style-name="P1">remove_at(Y, [X|Xs], N, R) :- M is (N-1), remove_at(Y, Xs, M, Q), append([X], Q, R).</text:p>
      <text:p text:style-name="P1"/>
      <text:p text:style-name="P1">21)Insert an element at a given position into a list.</text:p>
      <text:p text:style-name="P1">insert_at(X, L, 1, [X|L]).</text:p>
      <text:p text:style-name="P1">insert_at(X, [Y|Ys], N, R) :- M is (N - 1), insert_at(X, Ys, M, Q), append([Y], Q, R).</text:p>
      <text:p text:style-name="P1"/>
      <text:p text:style-name="P1"><text:soft-page-break/>22)Create a list containing all integers within a given range.</text:p>
      <text:p text:style-name="P1">range(H, H, [H]).</text:p>
      <text:p text:style-name="P1">range(L, H, Z) :- K is (L + 1), range(K, H, Y), append([L], Y, Z).</text:p>
      <text:p text:style-name="P1"/>
      <text:p text:style-name="P1">23)Extract a given number of randomly selected elements from a list.</text:p>
      <text:p text:style-name="P1">:- use_module(library(random)).</text:p>
      <text:p text:style-name="P1">:- ['20'].</text:p>
      <text:p text:style-name="P1"/>
      <text:p text:style-name="P1">count([], 0).</text:p>
      <text:p text:style-name="P1">count([_|T], N) :- count(T, M), N is (M + 1).</text:p>
      <text:p text:style-name="P1"/>
      <text:p text:style-name="P1">md_select(_, 0, []).</text:p>
      <text:p text:style-name="P1">md_select(L, N, R) :-</text:p>
      <text:p text:style-name="P1"><text:s text:c="4"/>count(L, C),</text:p>
      <text:p text:style-name="P1"><text:s text:c="4"/>random_between(1, C, I),</text:p>
      <text:p text:style-name="P1"><text:s text:c="4"/>remove_at(X, L, I, Xs),</text:p>
      <text:p text:style-name="P1"><text:s text:c="4"/>M is (N - 1),</text:p>
      <text:p text:style-name="P1"><text:s text:c="4"/>md_select(Xs, M, Q),</text:p>
      <text:p text:style-name="P1"><text:s text:c="4"/>append([X], Q, R).</text:p>
      <text:p text:style-name="P1"/>
      <text:p text:style-name="P1">24) Lotto: Draw N different random numbers from the set 1..M.</text:p>
      <text:p text:style-name="P1">:- ['22'].</text:p>
      <text:p text:style-name="P1">:- ['23'].</text:p>
      <text:p text:style-name="P1"/>
      <text:p text:style-name="P1">lotto(N, M, L) :- range(1, M, R), md_select(R, N, L).</text:p>
      <text:p text:style-name="P1"/>
      <text:p text:style-name="P1">25)Generate a random permutation of the elements of a list.</text:p>
      <text:p text:style-name="P1">:- ['23'].</text:p>
      <text:p text:style-name="P1"/>
      <text:p text:style-name="P1">count([], 0).</text:p>
      <text:p text:style-name="P1">count([_|T], N) :- count(T, M), N is (M + 1).</text:p>
      <text:p text:style-name="P1"/>
      <text:p text:style-name="P1">md_permu(L, P) :- count(L, N), md_select(L, N, P).</text:p>
      <text:p text:style-name="P1"/>
      <text:p text:style-name="P1">26)Generate the combinations of K distinct objects chosen from the N elements of a list</text:p>
      <text:p text:style-name="P1">combination(0, _, []).</text:p>
      <text:p text:style-name="P1">combination(N, [H|T], [H|Comb]) :- M is (N - 1), combination(M, T, Comb).</text:p>
      <text:p text:style-name="P1">combination(N, [_|T], Comb) :- N &gt; 0, combination(N, T, Comb).</text:p>
      <text:p text:style-name="P1"/>
      <text:p text:style-name="P1">27)Group the elements of a set into disjoint subsets.</text:p>
      <text:p text:style-name="P1">el(X,[X|L],L).</text:p>
      <text:p text:style-name="P1">el(X,[_|L],R) :- el(X,L,R).</text:p>
      <text:p text:style-name="P1"/>
      <text:p text:style-name="P1">selectN(0,_,[]) :- !.</text:p>
      <text:p text:style-name="P1"><text:s text:c="4"/>selectN(N,L,[X|S]) :- N &gt; 0,</text:p>
      <text:p text:style-name="P1"><text:s text:c="4"/>el(X,L,R),</text:p>
      <text:p text:style-name="P1"><text:s text:c="4"/>N1 is N-1,</text:p>
      <text:p text:style-name="P1"><text:s text:c="4"/>selectN(N1,R,S).</text:p>
      <text:p text:style-name="P1"/>
      <text:p text:style-name="P1">group3(G,G1,G2,G3) :-</text:p>
      <text:p text:style-name="P1"><text:s text:c="3"/>selectN(2,G,G1),</text:p>
      <text:p text:style-name="P1"><text:s text:c="3"/>subtract(G,G1,R1),</text:p>
      <text:p text:style-name="P1"><text:s text:c="3"/>selectN(3,R1,G2),</text:p>
      <text:p text:style-name="P1"><text:s text:c="3"/>subtract(R1,G2,R2),</text:p>
      <text:p text:style-name="P1"><text:s text:c="3"/>selectN(4,R2,G3),</text:p>
      <text:p text:style-name="P1"><text:s text:c="3"/>subtract(R2,G3,[]).</text:p>
      <text:p text:style-name="P1"/>
      <text:p text:style-name="P1">group([],[],[]).</text:p>
      <text:p text:style-name="P1">group(G,[N1|Ns],[G1|Gs]) :- </text:p>
      <text:p text:style-name="P1"><text:s text:c="3"/>selectN(N1,G,G1),</text:p>
      <text:p text:style-name="P1"><text:s text:c="3"/>subtract(G,G1,R),</text:p>
      <text:p text:style-name="P1"><text:s text:c="3"/>group(R,Ns,Gs).</text:p>
      <text:p text:style-name="P1"/>
      <text:p text:style-name="P1">28)Sorting a list of lists according to length of sublists</text:p>
      <text:p text:style-name="P1">lsort(InList,OutList) :- lsort(InList,OutList,asc).</text:p>
      <text:p text:style-name="P1"/>
      <text:p text:style-name="P1"><text:soft-page-break/>lsort(InList,OutList,Dir) :-</text:p>
      <text:p text:style-name="P1"><text:s text:c="3"/>add_key(InList,KList,Dir),</text:p>
      <text:p text:style-name="P1"><text:s text:c="3"/>keysort(KList,SKList),</text:p>
      <text:p text:style-name="P1"><text:s text:c="3"/>rem_key(SKList,OutList).</text:p>
      <text:p text:style-name="P1"/>
      <text:p text:style-name="P1">add_key([],[],_).</text:p>
      <text:p text:style-name="P1">add_key([X|Xs],[L-p(X)|Ys],asc) :- !,</text:p>
      <text:p text:style-name="P1"><text:tab/>length(X,L), add_key(Xs,Ys,asc).</text:p>
      <text:p text:style-name="P1">add_key([X|Xs],[L-p(X)|Ys],desc) :-</text:p>
      <text:p text:style-name="P1"><text:tab/>length(X,L1), L is -L1, add_key(Xs,Ys,desc).</text:p>
      <text:p text:style-name="P1"/>
      <text:p text:style-name="P1">rem_key([],[]).</text:p>
      <text:p text:style-name="P1">rem_key([_-p(X)|Xs],[X|Ys]) :- rem_key(Xs,Ys).</text:p>
      <text:p text:style-name="P1"/>
      <text:p text:style-name="P1">lfsort(InList,OutList) :- lfsort(InList,OutList,asc).</text:p>
      <text:p text:style-name="P1"/>
      <text:p text:style-name="P1">lfsort(InList,OutList,Dir) :-</text:p>
      <text:p text:style-name="P1"><text:tab/>add_key(InList,KList,desc),</text:p>
      <text:p text:style-name="P1"><text:s text:c="3"/>keysort(KList,SKList),</text:p>
      <text:p text:style-name="P1"><text:s text:c="3"/>pac(SKList,PKList),</text:p>
      <text:p text:style-name="P1"><text:s text:c="3"/>lsort(PKList,SPKList,Dir),</text:p>
      <text:p text:style-name="P1"><text:s text:c="3"/>flatten(SPKList,FKList),</text:p>
      <text:p text:style-name="P1"><text:s text:c="3"/>rem_key(FKList,OutList).</text:p>
      <text:p text:style-name="P1"/>
      <text:p text:style-name="P1">pac([],[]).</text:p>
      <text:p text:style-name="P1">pac([L-X|Xs],[[L-X|Z]|Zs]) :- transf(L-X,Xs,Ys,Z), pac(Ys,Zs).</text:p>
      <text:p text:style-name="P1"/>
      <text:p text:style-name="P1">transf(_,[],[],[]).</text:p>
      <text:p text:style-name="P1">transf(L-_,[K-Y|Ys],[K-Y|Ys],[]) :- L \= K.</text:p>
      <text:p text:style-name="P1">transf(L-_,[L-X|Xs],Ys,[L-X|Zs]) :- transf(L-X,Xs,Ys,Zs).</text:p>
      <text:p text:style-name="P1"/>
      <text:p text:style-name="P1"/>
      <text:p text:style-name="P1">//Laboratorul 1</text:p>
      <text:p text:style-name="P1"/>
      <text:p text:style-name="P1"/>
      <text:p text:style-name="P1"/>
      <text:p text:style-name="P1">//Laboratorul 2</text:p>
      <text:p text:style-name="P1">-Fibonnaci</text:p>
      <text:p text:style-name="P1">fib(0,1).</text:p>
      <text:p text:style-name="P1">fib(1,1).</text:p>
      <text:p text:style-name="P1">fib(N,X) :- 2 =&lt; N, M is N - 1, fib(M, Y), P is N - 2, fib(P, Z), X is Y + Z.</text:p>
      <text:p text:style-name="P1"/>
      <text:p text:style-name="P1">sau</text:p>
      <text:p text:style-name="P1"/>
      <text:p text:style-name="P1">fibo(0,0,1).</text:p>
      <text:p text:style-name="P1">fibo(1,1,1).</text:p>
      <text:p text:style-name="P1">fibo(N,Z,X) :- 2 =&lt; N, M is N-1, fibo(M,Y,Z), X is Y + Z.</text:p>
      <text:p text:style-name="P1"/>
      <text:p text:style-name="P1">-Scrietti un program in Prolog pentru a afisa un patrat de n × n caractere</text:p>
      <text:p text:style-name="P1">pe ecran. Denumiti predicatul square/2. Primul argument este un numar natural diferit de 0, iar al doilea un caracter care trebuie afisat</text:p>
      <text:p text:style-name="P1">line(0,_).</text:p>
      <text:p text:style-name="P1">line(X,C):- X&gt;0, Y is X-1, write(C), line(Y,C).</text:p>
      <text:p text:style-name="P1"/>
      <text:p text:style-name="P1">rectangle(0,_,_):-nl.</text:p>
      <text:p text:style-name="P1">rectangle(X,Z,C):- X&gt;0, Y is X-1, line(Z,C), nl, rectangle(Y,Z,C).</text:p>
      <text:p text:style-name="P1">square(X,C) :- rectangle(X,X,C).</text:p>
      <text:p text:style-name="P1"/>
      <text:p text:style-name="P1">-Scrieti un predicat scalarMult/3, al carui prim argument este un intreg, al doilea argument este o lista de intregi, iar al treilea argument este rezultatul inmulttirii cu scalari al celui de-al doilea argument cu primul.</text:p>
      <text:p text:style-name="P1">scalarMult(_,[],[]).</text:p>
      <text:p text:style-name="P1">scalarMult(N,[H|T],[X|Y]) :- X is N * H, scalarMult(N,T,Y).</text:p>
      <text:p text:style-name="P1"/>
      <text:p text:style-name="P1">-Scrieti un predicat dot/3 al carui prim argument este o lista de intregi, al doilea argument este o lista de intregi de lungimea primeia, iar al treilea argument este produsul scalar dintre primele doua argumente</text:p>
      <text:p text:style-name="P1">dot([],[],0).</text:p>
      <text:p text:style-name="P1"><text:soft-page-break/>dot([H|T],[X|Y],M) :- dot(T,Y,N), M is N + H * X.</text:p>
      <text:p text:style-name="P1"/>
      <text:p text:style-name="P1">-Scrieti un predicat max/2 care cauta elementul maxim intr-o lista de numere naturale.</text:p>
      <text:p text:style-name="P1">max([],0).</text:p>
      <text:p text:style-name="P1">max([H|T],X) :- max(T,Y), maxim(H,Y,X).</text:p>
      <text:p text:style-name="P1"/>
      <text:p text:style-name="P1">maxim(A,B,B) :- B&gt;A.</text:p>
      <text:p text:style-name="P1">maxim(A,B,A) :- A&gt;=B.</text:p>
      <text:p text:style-name="P1"/>
      <text:p text:style-name="P1">//Laboratorul 3</text:p>
      <text:p text:style-name="P1">-Definiti un predicat palindrome/1 care este adevarat daca lista primita ca argument este palindrom (lista citita de la stanga la dreapta este identica cu lista citita de la dreapta la stanga).</text:p>
      <text:p text:style-name="P1"/>
      <text:p text:style-name="P1">rev([],[]).</text:p>
      <text:p text:style-name="P1">rev([H|T], L) :- rev(T,N), append(N,[H],L).</text:p>
      <text:p text:style-name="P1"/>
      <text:p text:style-name="P1">palindrome(L) :- rev(L,L).</text:p>
      <text:p text:style-name="P1"/>
      <text:p text:style-name="P1">-Definiti un predicat remove duplicates/2 care sterge toate duplicatele din lista data ca prim argument si intoarce rezultatul in al doilea argument.</text:p>
      <text:p text:style-name="P1">remove_duplicates([],[]).</text:p>
      <text:p text:style-name="P1">remove_duplicates([H|L],M) :- remove_duplicates(L,M), member(H,M).</text:p>
      <text:p text:style-name="P1">remove_duplicates([H|L],[H|M]) :- remove_duplicates(L,M), not(member(H,M)).</text:p>
      <text:p text:style-name="P1"/>
      <text:p text:style-name="P1">-Definiti un predicat atimes/3 care sa fie adevarat exact atunci cand elementul din primul argument apare in lista din al doilea argument de numarul de ori precizat in al treilea argument.</text:p>
      <text:p text:style-name="P1">atimes(_,[],0).</text:p>
      <text:p text:style-name="P1">atimes(N,[N|T],X) :- atimes(N,T,Y), X is Y + 1.</text:p>
      <text:p text:style-name="P1">atimes(N,[H|T],X) :- atimes(N,T,X), H \= N.</text:p>
      <text:p text:style-name="P1"/>
      <text:p text:style-name="P1">-Predicatul insertsort/2 sorteaza lista de pe primul argument folosind algoritmul insertion sort.</text:p>
      <text:p text:style-name="P1">insertsort([],[]).</text:p>
      <text:p text:style-name="P1">insertsort([H|T],L) :- insertsort(T,L1), insert(H,L1,L).</text:p>
      <text:p text:style-name="P1"/>
      <text:p text:style-name="P1">insert(X,[],[X]).</text:p>
      <text:p text:style-name="P1">insert(X,[H|T],[X|[H|T]]) :- X &lt; H.</text:p>
      <text:p text:style-name="P1">insert(X,[H|T],[H|L]) :- X &gt;= H, insert(X,T,L).</text:p>
      <text:p text:style-name="P1"/>
      <text:p text:style-name="P1">-Predicatul quicksort/2 sorteaza lista de pe primul argument folosind algoritmul quicksort.</text:p>
      <text:p text:style-name="P1">quicksort([],[]).</text:p>
      <text:p text:style-name="P1">quicksort([H|T],L) :- split(H,T,A,B), quicksort(A,M), quicksort(B,N),</text:p>
      <text:p text:style-name="P1"><text:s text:c="24"/>append(M,[H|N],L).</text:p>
      <text:p text:style-name="P1"/>
      <text:p text:style-name="P1">-Scrieti regulile care definesc comportamentul predicatului ajutator split/4.</text:p>
      <text:p text:style-name="P1">split(_,[],[],[]).</text:p>
      <text:p text:style-name="P1">split(X,[H|T],[H|A],B) :- H &lt; X, split(X,T,A,B).</text:p>
      <text:p text:style-name="P1">split(X,[H|T],A,[H|B]) :- H &gt;= X, split(X,T,A,B).</text:p>
      <text:p text:style-name="P1"/>
      <text:p text:style-name="P1">//Laboratorul 4</text:p>
      <text:p text:style-name="P1">-Definiti un predicat listaNelem/3 astfel incat, pentru orice L, N, M, listaNelem(L,N,M) este adevarat exact atunci cand M este o lista cu N elemente care sunt toate elemente ale lui L (cu eventuale repetitii).</text:p>
      <text:p text:style-name="P1">listaNelem(_,0,[]).</text:p>
      <text:p text:style-name="P1">listaNelem(L,N,[H|T]) :- N &gt; 0, P is N - 1, member(H,L), listaNelem(L,P,T).</text:p>
      <text:p text:style-name="P1"/>
      <text:p text:style-name="P1">-word(abalone,a,b,a,l,o,n,e).</text:p>
      <text:p text:style-name="P1">word(abandon,a,b,a,n,d,o,n).</text:p>
      <text:p text:style-name="P1">word(anagram,a,n,a,g,r,a,m).</text:p>
      <text:p text:style-name="P1">word(connect,c,o,n,n,e,c,t).</text:p>
      <text:p text:style-name="P1">word(elegant,e,l,e,g,a,n,t).</text:p>
      <text:p text:style-name="P1">word(enhance,e,n,h,a,n,c,e).</text:p>
      <text:p text:style-name="P1">Definiti un predicat crosswd/6 care calculeaza toate variantele in care puteti completa grila. Primele trei argumente trebuie sa fie cuvintele pe verticala, de la stanga la dreapta (V1, V2, V3), iar urmatoarele trei argumente trebuie sa fie cuvintele pe orizontala, de sus in jos (H1, H2, H3).</text:p>
      <text:p text:style-name="P1">Hint: Specificati ca V1, V2, V3, H1, H2, H3 sunt cuvinte care au</text:p>
      <text:p text:style-name="P1">anumite litere comune. Unde este cazul, folositi variabile anonime.</text:p>
      <text:p text:style-name="P1">word(abalone,a,b,a,l,o,n,e).</text:p>
      <text:p text:style-name="P1"><text:soft-page-break/>word(abandon,a,b,a,n,d,o,n).</text:p>
      <text:p text:style-name="P1">word(enhance,e,n,h,a,n,c,e).</text:p>
      <text:p text:style-name="P1">word(anagram,a,n,a,g,r,a,m).</text:p>
      <text:p text:style-name="P1">word(connect,c,o,n,n,e,c,t).</text:p>
      <text:p text:style-name="P1">word(elegant,e,l,e,g,a,n,t).</text:p>
      <text:p text:style-name="P1"/>
      <text:p text:style-name="P1">crosswd(V1,V2,V3,H1,H2,H3) :-</text:p>
      <text:p text:style-name="P1"><text:s text:c="16"/>word(V1,_,A,_,B,_,C,_),</text:p>
      <text:p text:style-name="P1"><text:s text:c="16"/>word(V2,_,D,_,E,_,F,_),</text:p>
      <text:p text:style-name="P1"><text:s text:c="16"/>word(V3,_,G,_,H,_,I,_),</text:p>
      <text:p text:style-name="P1"><text:s text:c="16"/>word(H1,_,A,_,D,_,G,_),</text:p>
      <text:p text:style-name="P1"><text:s text:c="16"/>word(H2,_,B,_,E,_,H,_),</text:p>
      <text:p text:style-name="P1"><text:s text:c="16"/>word(H3,_,C,_,F,_,I,_).</text:p>
      <text:p text:style-name="P1"/>
      <text:p text:style-name="P1">-Urmatoarele fapte (care se continu˘a pe slide-ul urmator) descriu un labirint:</text:p>
      <text:p text:style-name="P1">connected(1,2).</text:p>
      <text:p text:style-name="P1">connected(3,4).</text:p>
      <text:p text:style-name="P1">connected(5,6).</text:p>
      <text:p text:style-name="P1">connected(7,8).</text:p>
      <text:p text:style-name="P1">connected(9,10).</text:p>
      <text:p text:style-name="P1">connected(12,13).</text:p>
      <text:p text:style-name="P1">connected(13,14).</text:p>
      <text:p text:style-name="P1">connected(15,16).</text:p>
      <text:p text:style-name="P1">connected(17,18).</text:p>
      <text:p text:style-name="P1">connected(19,20).</text:p>
      <text:p text:style-name="P1">connected(4,1).</text:p>
      <text:p text:style-name="P1">connected(6,3).</text:p>
      <text:p text:style-name="P1">connected(4,7).</text:p>
      <text:p text:style-name="P1">connected(6,11).</text:p>
      <text:p text:style-name="P1">connected(14,9).</text:p>
      <text:p text:style-name="P1">connected(11,15).</text:p>
      <text:p text:style-name="P1">connected(16,12).</text:p>
      <text:p text:style-name="P1">connected(14,17).</text:p>
      <text:p text:style-name="P1">connected(16,19).</text:p>
      <text:p text:style-name="P1">Faptele indica ce puncte sunt conectate (din ce punct se poate ajunge intr-un alt punct intr-un pas). Drumurile sunt cu sens unic (se poate merge pe ele doar intr-o directie). De exemplu, se poate ajunge intr-un pas de la 1 la 2, dar nu si invers.</text:p>
      <text:p text:style-name="P1">path(X,X,[X]).</text:p>
      <text:p text:style-name="P1">path(X,Y,[X|L]) :- connected(X,Z), path(Z,Y,L).</text:p>
      <text:p text:style-name="P1"/>
      <text:p text:style-name="P1">Adaugat¸i un predicat path/3 care indica daca dintr-un punct se poateajunge intr-un alt punct, in mai multi pasi, cel de-al treilea argument reprezentand lista pasilor. Pe baza lui, construiti un predicat pathc/2 care spune doar daca dintr-un punct se poate ajunge intr-un alt punct.</text:p>
      <text:p text:style-name="P1">pathc(X,Y) :- path(X,Y,_).</text:p>
      <text:p text:style-name="P1"/>
      <text:p text:style-name="P1">//Laboratorul 5</text:p>
      <text:p text:style-name="P1">-Definiti un predicat vars/2 care este adevarat exact atunci cand primul argument este o formula, iar al doilea argument este lista care reprezinta multimea variabilelor care apar in ea.</text:p>
      <text:p text:style-name="P1">vars(V,[V]) :- atom(V).</text:p>
      <text:p text:style-name="P1">vars(non(X),S) :- vars(X,S).</text:p>
      <text:p text:style-name="P1">vars(si(X,Y),S) :- vars(X,T), vars(Y,U), union(T,U,S).</text:p>
      <text:p text:style-name="P1">vars(sau(X,Y),S) :- vars(X,T), vars(Y,U), union(T,U,S).</text:p>
      <text:p text:style-name="P1">vars(imp(X,Y),S) :- vars(X,T), vars(Y,U), union(T,U,S).</text:p>
      <text:p text:style-name="P1"/>
      <text:p text:style-name="P1">-In teoria multimilor, graficul unei functii de la o multime A la o multime</text:p>
      <text:p text:style-name="P1">B este ”implementat” ca o submultime a lui A × B. In acest fel vom implementa si evaluarile propozitionale de forma e : V → {0, 1}, unde V, spre deosebire de curs/seminar, va fi o multime (lista) finita de variabile. De exemplu, o evaluare pe multimea de variabile {a, b} poate fi[(a,1),(b,0)].</text:p>
      <text:p text:style-name="P1">Definitti un predicat val/3, astfel incat, pentru orice variabila V si orice evaluare E, avem ca, pentru orice A, val(V,E,A) este adevarat exact atunci cand A este ”E(V)”.</text:p>
      <text:p text:style-name="P1">val(V,[(V,A)|_],A).</text:p>
      <text:p text:style-name="P1">val(V,[_|T],A) :- val(V,T,A).</text:p>
      <text:p text:style-name="P1"/>
      <text:p text:style-name="P1">%Solutie alternativa:</text:p>
      <text:p text:style-name="P1"/>
      <text:p text:style-name="P1">val(V,E,A) :- member((V,A),E).</text:p>
      <text:p text:style-name="P1"/>
      <text:p text:style-name="P1"><text:soft-page-break/>-Definiti predicate bnon/2, bsi/3, bsau/3, bimp/3 care implementeaza operatiile ¬, ∧, ∨, → pe multimea {0, 1}.</text:p>
      <text:p text:style-name="P1">bnon(0,1). bnon(1,0).</text:p>
      <text:p text:style-name="P1">bsi(0,0,0). bsi(0,1,0). bsi(1,0,0). bsi(1,1,1).</text:p>
      <text:p text:style-name="P1">bsau(0,0,0). bsau(0,1,1). bsau(1,0,1). bsau(1,1,1).</text:p>
      <text:p text:style-name="P1">% X -&gt; Y = (non X) sau Y</text:p>
      <text:p text:style-name="P1">bimp(X,Y,Z) :- bnon(X,NX), bsau(NX,Y,Z).</text:p>
      <text:p text:style-name="P1"/>
      <text:p text:style-name="P1">-Definiti un predicat eval/3, astfel incat, pentru orice formula X si orice evaluare E, avem ca, pentru orice A, eval(X,E,A) este adevarat exactatunci cand A este ”E+(X)”.</text:p>
      <text:p text:style-name="P1">eval(V,E,A) :- atom(V), val(V,E,A).</text:p>
      <text:p text:style-name="P1">eval(non(X),E,A) :- eval(X,E,B), bnon(B,A).</text:p>
      <text:p text:style-name="P1">eval(si(X,Y),E,A) :- eval(X,E,B), eval(Y,E,C), bsi(B,C,A).</text:p>
      <text:p text:style-name="P1">eval(sau(X,Y),E,A) :- eval(X,E,B), eval(Y,E,C), bsau(B,C,A).</text:p>
      <text:p text:style-name="P1">eval(imp(X,Y),E,A) :- eval(X,E,B), eval(Y,E,C), bimp(B,C,A).</text:p>
      <text:p text:style-name="P1"/>
      <text:p text:style-name="P1">-Definiti un predicat evals/3, astfel incat, pentru orice formula X si orice lista de evaluari Es, avem ca, pentru orice As, evals(X,Es,As) este adevarat exact atunci cand As este lista rezultatelor evaluarii lui X in fiecare dintre elementele lui Es.</text:p>
      <text:p text:style-name="P1">evals(_,[],[]).</text:p>
      <text:p text:style-name="P1">evals(X,[E|Es],[A|As]) :- eval(X,E,A), evals(X,Es,As).</text:p>
      <text:p text:style-name="P1"/>
      <text:p text:style-name="P1">-Definiti un predicat evs/2, astfel incat, pentru orice lista de variabile S, avem ca, pentru orice Es, evs(S,Es) este adevarat exact atunci cand Es este lista evaluarilor definite pe S.</text:p>
      <text:p text:style-name="P1">evs([],[[]]).</text:p>
      <text:p text:style-name="P1">evs([V|T],Es) :- evs(T,Esp), adauga(V,Esp,Es).</text:p>
      <text:p text:style-name="P1">adauga(_,[],[]).</text:p>
      <text:p text:style-name="P1">adauga(V,[E|T], [[(V,0)|E],[(V,1)|E]|Es]) :- adauga(V,T,Es).</text:p>
      <text:p text:style-name="P1"/>
      <text:p text:style-name="P1">-Definiti un predicat all evals/2, astfel incat, pentru orice formula X, avem ca, pentru orice As, all evals(X,As) este adevarat exact atunci cand As este lista rezultatelor evaluarii lui X in fiecare dintre elementele listei evaluarilor definite pe Var(X).</text:p>
      <text:p text:style-name="P1">all_evals(X,As) :- vars(X,S), evs(S,Es), evals(X,Es,As).</text:p>
      <text:p text:style-name="P1"/>
      <text:p text:style-name="P1">-Definiti un predicat taut/1, astfel incat, pentru orice formula X, avem ca taut(X) este adevarat exact atunci cand X este tautologie.</text:p>
      <text:p text:style-name="P1">all_ones([]).</text:p>
      <text:p text:style-name="P1">all_ones([1|T]) :- all_ones(T).</text:p>
      <text:p text:style-name="P1">taut(X) :- all_evals(X,As), all_ones(As).</text:p>
      <text:p text:style-name="P1"/>
      <text:p text:style-name="P1">//Model</text:p>
      <text:p text:style-name="P1">-Definiti un predicat lista_puncte/3 care, pentru o lista L formata din puncte reprezentate sub forma</text:p>
      <text:p text:style-name="P1">punct(coordX, coordY) si un numar Val, calculeaza lista acelor puncte din L care au a doua coordonata mai mare decat Val.</text:p>
      <text:p text:style-name="P1">lista_puncte([],_,[]).</text:p>
      <text:p text:style-name="P1">lista_puncte([punct(X,Y)|T1], Val, [punct(X,Y)|Lrez]):- Y&gt;Val, lista_puncte(T1, Val, Lrez).</text:p>
      <text:p text:style-name="P1">lista_puncte([punct(_,Y)|T1], Val, Lrez):- Y=&lt;Val, lista_puncte(T1, Val, Lrez).</text:p>
      <text:p text:style-name="P1"/>
      <text:p text:style-name="P1">-Definiti un predicat dropN/3, astfel incat, pentru orice liste L, R si numar natural N, dropN(L, R, N) este adevarat daca si numai daca R este lista care rezulta din eliminarea ultimelor N elemente ale lui L. Predicatul va fi fals in cazul in care N este mai mare decat lungimea lui L.</text:p>
      <text:p text:style-name="P1">dropN(L, R, N) :- append(R, L1, L), length(L1, N).</text:p>
      <text:p text:style-name="P1"/>
      <text:p text:style-name="P1">-Consideram in continuare reprezentarea formulelor logicii propozitionale folosita in laboratorul 5. Scriet¸i un predicat rmdn/2 cu proprietatea ca rmdn(Phi, Psi) este adevarat daca si numai daca Psi este rezultatul eliminarii tuturor negatiilor duble din Phi.</text:p>
      <text:p text:style-name="P1">rmdn(Phi, Phi) :- atom(Phi).</text:p>
      <text:p text:style-name="P1">rmdn(non(Phi), non(Phi)) :- atom(Phi).</text:p>
      <text:p text:style-name="P1">rmdn(non(non(Phi)), Psi) :- rmdn(Phi, Psi).</text:p>
      <text:p text:style-name="P1">rmdn(non(si(Phi,Psi)),non(A)) :- rmdn(si(Phi,Psi),A).</text:p>
      <text:p text:style-name="P1">rmdn(non(sau(Phi,Psi)),non(A)) :- rmdn(sau(Phi,Psi),A).</text:p>
      <text:p text:style-name="P1">rmdn(non(imp(Phi,Psi)),non(A)) :- rmdn(imp(Phi,Psi),A).</text:p>
      <text:p text:style-name="P1">rmdn(si(Phi, Psi), si(Phi1, Psi1)) :- rmdn(Phi, Phi1), rmdn(Psi, Psi1).</text:p>
      <text:p text:style-name="P1">rmdn(sau(Phi, Psi), sau(Phi1, Psi1)) :- rmdn(Phi, Phi1), rmdn(Psi, Psi1).</text:p>
      <text:p text:style-name="P1">rmdn(imp(Phi, Psi), imp(Phi1, Psi1)) :- rmdn(Phi, Phi1), rmdn(Psi, Psi1).</text:p>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o" fo:country="RO"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22T22:42:24.338000000</meta:creation-date>
    <meta:print-date>2024-01-22T22:44:37.019000000</meta:print-date>
    <dc:date>2024-01-23T00:02:28.164000000</dc:date>
    <meta:editing-duration>PT1H10M3S</meta:editing-duration>
    <meta:editing-cycles>1</meta:editing-cycles>
    <meta:document-statistic meta:table-count="0" meta:image-count="0" meta:object-count="0" meta:page-count="7" meta:paragraph-count="335" meta:word-count="2269" meta:character-count="16072" meta:non-whitespace-character-count="13899"/>
    <meta:generator>LibreOffice/7.0.3.1$Windows_X86_64 LibreOffice_project/d7547858d014d4cf69878db179d326fc3483e082</meta:generator>
  </office:meta>
</office:document-meta>
</file>